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1" fo:font-style="normal" style:font-style-asian="normal" style:font-style-complex="normal"/>
    </style:style>
    <style:style style:name="P2" style:family="paragraph" style:parent-style-name="Standard">
      <style:paragraph-properties fo:text-align="end" style:justify-single-word="false"/>
      <style:text-properties style:font-name="Liberation Serif1" fo:font-style="normal" style:font-style-asian="normal" style:font-style-complex="normal"/>
    </style:style>
    <style:style style:name="P3" style:family="paragraph" style:parent-style-name="Standard">
      <style:text-properties style:font-name="Liberation Serif1" fo:font-style="normal" fo:font-weight="bold" style:font-style-asian="normal" style:font-weight-asian="bold" style:font-style-complex="normal" style:font-weight-complex="bold"/>
    </style:style>
    <style:style style:name="P4"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style:font-name="Courier 10 Pitch"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font-name="Courier 10 Pitch" fo:font-style="normal" fo:font-weight="bold" style:font-style-asian="normal" style:font-weight-asian="bold" style:font-style-complex="normal" style:font-weight-complex="bold"/>
    </style:style>
    <style:style style:name="P9"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0" style:family="paragraph" style:parent-style-name="Standard" style:list-style-name="L1">
      <style:text-properties style:font-name="Liberation Serif1" fo:font-style="normal" style:font-style-asian="normal" style:font-style-complex="normal"/>
    </style:style>
    <style:style style:name="P11" style:family="paragraph" style:parent-style-name="Standard" style:list-style-name="L2">
      <style:text-properties style:font-name="Liberation Serif1" fo:font-style="normal" style:font-style-asian="normal" style:font-style-complex="normal"/>
    </style:style>
    <style:style style:name="P12"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3" style:family="paragraph" style:parent-style-name="Standard">
      <style:paragraph-properties fo:text-align="end" style:justify-single-word="false"/>
      <style:text-properties officeooo:rsid="000fbe8d" officeooo:paragraph-rsid="000fbe8d"/>
    </style:style>
    <style:style style:name="P14" style:family="paragraph" style:parent-style-name="Standard">
      <style:paragraph-properties fo:text-align="end" style:justify-single-word="false"/>
    </style:style>
    <style:style style:name="T1" style:family="text">
      <style:text-properties style:font-name="Liberation Serif1"/>
    </style:style>
    <style:style style:name="T2" style:family="text">
      <style:text-properties style:font-name="Liberation Serif1" fo:font-style="normal" style:font-style-asian="normal" style:font-style-complex="normal"/>
    </style:style>
    <style:style style:name="T3" style:family="text">
      <style:text-properties style:font-name="Liberation Serif1" fo:font-style="normal" fo:font-weight="bold" style:font-style-asian="normal" style:font-weight-asian="bold" style:font-style-complex="normal" style:font-weight-complex="bold"/>
    </style:style>
    <style:style style:name="T4" style:family="text">
      <style:text-properties style:font-name="Liberation Serif1"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10 Pitch" fo:font-weight="bold" style:font-weight-asian="bold" style:font-weight-complex="bold"/>
    </style:style>
    <style:style style:name="T8" style:family="text">
      <style:text-properties officeooo:rsid="000fbe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Yu Zhou</text:p>
      <text:p text:style-name="P6">Partner: <text:span text:style-name="T8">Phu Dang</text:span></text:p>
      <text:p text:style-name="P6"/>
      <text:p text:style-name="P5">PPL Lab 2 Writeup</text:p>
      <text:p text:style-name="Standard"/>
      <text:p text:style-name="Standard">2a) The first statement evaluates to: </text:p>
      <text:p text:style-name="Standard"><text:tab/></text:p>
      <text:p text:style-name="P1">V <text:s/>is in <text:s/>Aobjects <text:span text:style-name="T5">OR</text:span> <text:s/></text:p>
      <text:p text:style-name="P1">(A1 &amp; A2) <text:s/>are in <text:s text:c="2"/>AObjects <text:s/></text:p>
      <text:p text:style-name="P1"/>
      <text:p text:style-name="P1">V <text:s/>є AObjects OR (A1 &amp; A2) <text:s/>є AObjects</text:p>
      <text:p text:style-name="Standard"/>
      <text:p text:style-name="P1">The second statement evaluates to: </text:p>
      <text:p text:style-name="P1"/>
      <text:p text:style-name="P1">a <text:span text:style-name="T5">OR </text:span>b is a Vobject</text:p>
      <text:p text:style-name="P1"/>
      <text:p text:style-name="P1">(a OR b) є VObjects</text:p>
      <text:p text:style-name="P1"/>
      <text:p text:style-name="P1">2b) This statement is ambiguous because we can interpret it as multiple parse trees. See attached parse trees. </text:p>
      <text:p text:style-name="P1"/>
      <text:p text:style-name="P1">2c) <text:s/>The sets are as follows: </text:p>
      <text:p text:style-name="P1"/>
      <text:p text:style-name="P1"><text:tab/>S ::== A | B | C <text:tab/><text:tab/><text:tab/><text:tab/>S є (aa,aaa,bbb,ccc,...) </text:p>
      <text:p text:style-name="P1"><text:tab/>This intutively means that either A or B or C can be an s object.</text:p>
      <text:p text:style-name="P1"><text:tab/>A or <text:s/>B or C is an Sobject</text:p>
      <text:p text:style-name="P1"/>
      <text:p text:style-name="P1"><text:tab/>A ::== a A | a <text:tab/><text:tab/><text:tab/><text:tab/><text:tab/>A <text:s/>є (a,aa,aaa,aaaa,...)</text:p>
      <text:p text:style-name="P1"><text:tab/>any series of “a” greater than 1 is a member of this set </text:p>
      <text:p text:style-name="P1"><text:tab/>a or a A is an A object<text:tab/></text:p>
      <text:p text:style-name="P1"/>
      <text:p text:style-name="P1"><text:tab/>B ::== b B | b<text:tab/><text:tab/><text:tab/><text:tab/><text:tab/>B <text:s/>є (b,bb,bbb,bbbbb,...)</text:p>
      <text:p text:style-name="P1"><text:tab/> any series of “b” greater than 1 is a member of this set</text:p>
      <text:p text:style-name="P1"><text:tab/>b B or b is a B object</text:p>
      <text:p text:style-name="P1"/>
      <text:p text:style-name="P1"><text:tab/>C ::== c C | c <text:tab/><text:tab/><text:tab/><text:tab/><text:tab/>C є (c,cc,ccc,ccccc,...)</text:p>
      <text:p text:style-name="P1"><text:tab/>any series of “c” greater than 1 is a member of this set</text:p>
      <text:p text:style-name="P1"><text:tab/>c C or c is a Cobject</text:p>
      <text:p text:style-name="P1"/>
      <text:p text:style-name="P1">2d) The sets are as follows: <text:s text:c="2"/></text:p>
      <text:p text:style-name="P1"><text:tab/></text:p>
      <text:p text:style-name="P1">B є (a,aa,aaa,aaaa,...)</text:p>
      <text:p text:style-name="P1">A є (b,bb,bbb,bbbb,...)</text:p>
      <text:p text:style-name="Standard"><text:span text:style-name="T2">S <text:s/>є ( </text:span><text:span text:style-name="T3">any element of A</text:span><text:span text:style-name="T2"> concatenated with an</text:span><text:span text:style-name="T3"> “a” </text:span><text:span text:style-name="T4">concatenated with </text:span><text:span text:style-name="T3">an element of B</text:span><text:span text:style-name="T4"> <text:s/>concatenated with a </text:span><text:span text:style-name="T3">“b”</text:span><text:span text:style-name="T4">)</text:span></text:p>
      <text:p text:style-name="P4"/>
      <text:p text:style-name="P4"/>
      <text:p text:style-name="P4"/>
      <text:p text:style-name="P4"/>
      <text:p text:style-name="P4"><text:soft-page-break/></text:p>
      <text:list xml:id="list3325971469041998915" text:style-name="L1">
        <text:list-item>
          <text:p text:style-name="P10">baab = This has a single element from A(“b”), an “a”, an element from B(“a”), and a “b”.</text:p>
        </text:list-item>
      </text:list>
      <text:p text:style-name="P1"><text:tab/></text:p>
      <text:p text:style-name="P1"><text:tab/>AXIOM<text:tab/><text:tab/><text:tab/><text:tab/>AXIOM</text:p>
      <text:p text:style-name="P1"><text:tab/>=======<text:tab/><text:tab/><text:tab/><text:tab/>========</text:p>
      <text:p text:style-name="P1"><text:tab/>b є Aobject<text:tab/><text:tab/>AXIOM<text:tab/>a <text:s/>є Bobject<text:tab/>AXIOM</text:p>
      <text:p text:style-name="P1"><text:tab/>=========<text:tab/><text:tab/>=======<text:tab/>=========<text:tab/>========</text:p>
      <text:p text:style-name="P1"><text:tab/> A <text:s/>є Sobject<text:tab/><text:tab/>a є Sobject <text:tab/>B є Sobject<text:tab/>b є Sobject</text:p>
      <text:p text:style-name="P1"><text:tab/>=============================================</text:p>
      <text:p text:style-name="P1"><text:tab/>PROVE: baab є Sobject </text:p>
      <text:p text:style-name="P1"/>
      <text:p text:style-name="P1"/>
      <text:list xml:id="list191219854513153" text:continue-numbering="true" text:style-name="L1">
        <text:list-item>
          <text:p text:style-name="P10">bbbab = This is impossible.</text:p>
        </text:list-item>
        <text:list-item>
          <text:p text:style-name="P10">bbaaaaa = This is impossible.</text:p>
        </text:list-item>
        <text:list-item>
          <text:p text:style-name="P10">bbaab =This has two elements from set A (“bb”), an “a”, an element from B(“a”), and a “b”.</text:p>
        </text:list-item>
      </text:list>
      <text:p text:style-name="P1"/>
      <text:p text:style-name="P1"><text:tab/>AXIOM<text:tab/><text:tab/><text:tab/><text:tab/>AXIOM</text:p>
      <text:p text:style-name="P1"><text:tab/>=======<text:tab/><text:tab/><text:tab/><text:tab/>========</text:p>
      <text:p text:style-name="P1"><text:tab/>bb є Aobject<text:tab/><text:tab/>AXIOM<text:tab/>a <text:s/>є Bobject<text:tab/>AXIOM</text:p>
      <text:p text:style-name="P1"><text:tab/>=========<text:tab/><text:tab/>=======<text:tab/>=========<text:tab/>========</text:p>
      <text:p text:style-name="P1"><text:tab/>A <text:s/>є Sobject<text:tab/><text:tab/>a є Sobject <text:tab/>B є Sobject<text:tab/>b є Sobject</text:p>
      <text:p text:style-name="P1"><text:tab/>=============================================</text:p>
      <text:p text:style-name="P1"><text:tab/>PROVE: bbaab є Sobject </text:p>
      <text:p text:style-name="P1"/>
      <text:p text:style-name="P1">2e) The sets are as follows: </text:p>
      <text:p text:style-name="P1"/>
      <text:p text:style-name="P1">B є (d,c,dc,dcc,cc...)</text:p>
      <text:p text:style-name="P1">A є (c,cc,ccc,cccc,...)</text:p>
      <text:p text:style-name="P1"/>
      <text:list xml:id="list3467330705481198575" text:style-name="L2">
        <text:list-item>
          <text:p text:style-name="P11">abcd is true. See attached parse tree</text:p>
        </text:list-item>
        <text:list-item>
          <text:p text:style-name="P11">acccdb is false. </text:p>
        </text:list-item>
        <text:list-item>
          <text:p text:style-name="P11">acccbcc is false.</text:p>
        </text:list-item>
        <text:list-item>
          <text:p text:style-name="P11">acd is false. </text:p>
        </text:list-item>
        <text:list-item>
          <text:p text:style-name="P11">accc is true See attached parse tree. </text:p>
        </text:list-item>
      </text:list>
      <text:p text:style-name="P1"/>
      <text:p text:style-name="P1"/>
      <text:p text:style-name="P1">3ai) Both of these e grammars express diffferent things: </text:p>
      <text:p text:style-name="P1"/>
      <text:p text:style-name="P1"><text:s/>First Grammar: <text:span text:style-name="T6"><text:s text:c="2"/>Set e contains operands OR ( e operator operand) statements. </text:span></text:p>
      <text:p text:style-name="P4"/>
      <text:p text:style-name="P1"><text:span text:style-name="T6">Second Grammar : Set e conains operand esuffix statements which translates to → e is operand operator operand essufix </text:span><text:span text:style-name="T5">OR ε</text:span></text:p>
      <text:p text:style-name="P4"/>
      <text:p text:style-name="P1"><text:span text:style-name="T6">The second grammar says that e is operand operand operand essufix </text:span><text:span text:style-name="T5">OR ε. </text:span><text:span text:style-name="T6">What this means intuitively is that e is either operand operand operand essufix, or it can be <text:s/>ε which is the base-case for this language. </text:span></text:p>
      <text:p text:style-name="P4"/>
      <text:p text:style-name="P4">To describe these intuitively we can set operator = “c” and operand = “d”. “ε” can be considered a null character</text:p>
      <text:p text:style-name="P4"><text:soft-page-break/></text:p>
      <text:p text:style-name="P4">For the first grammar we get e є (d,dcd,dcdcd,dcdcdcd...)</text:p>
      <text:p text:style-name="P4">For the second grammar we get e є (dε, dcdε, dcdcdcdε,...) .</text:p>
      <text:p text:style-name="P4"/>
      <text:p text:style-name="P4">3aii) These are actually the same grammars. We consider the ε to be equivalent to the null string “”. With this in mind we can get the same grammars from <text:s/>e2 є (d, dcd, dcdcdcd,...) as e1 є (d,dcd,dcdcd,dcdcdcd...)</text:p>
      <text:p text:style-name="P4"/>
      <text:p text:style-name="P4">3b) We figured out that the minus operator (-) comes before the left-shift operator (&lt;&lt;) by using the following expression: </text:p>
      <text:p text:style-name="P4"/>
      <text:p text:style-name="P1"><text:span text:style-name="T6"><text:tab/><text:tab/><text:tab/><text:tab/><text:tab/></text:span><text:span text:style-name="T7">println(10-3 &lt;&lt; 1) = 14</text:span></text:p>
      <text:p text:style-name="P7"/>
      <text:p text:style-name="P9">What ended up happening was: (10 – 3 ) &lt;&lt; 1 <text:s/>→ 7 &lt;&lt; 1 <text:s/>→ 14 </text:p>
      <text:p text:style-name="P9"/>
      <text:p text:style-name="P9"><text:span text:style-name="T5">If</text:span> the left shift had precedence what we would have expected 4, because 3 &lt;&lt; 1 = 6, and 10 – 6 = 4. </text:p>
      <text:p text:style-name="P9"/>
      <text:p text:style-name="P9">The scala interpreter returned 14, so we know that the minus operator has precednece. We also need to control for the fact that the intepreter might simply be giving the minus precednece because it comes first. To control for this we retested with the following: </text:p>
      <text:p text:style-name="P9"/>
      <text:p text:style-name="P7"><text:tab/><text:tab/><text:tab/><text:tab/><text:tab/>println(2 &lt;&lt; 2 – 1) = 4</text:p>
      <text:p text:style-name="P8"/>
      <text:p text:style-name="P9">If the interpreter was simply going by what cam first, we would expect an answer of 7, (2 &lt;&lt; 2) – 1, but instead we got an answer of 4 which means that it is doing (2-1) and then shifting based on that result. </text:p>
      <text:p text:style-name="P9"/>
      <text:p text:style-name="P9">3c) Our grammar would be as follows, we will assume for the sake of legiibility that (&amp; = concatenated): </text:p>
      <text:p text:style-name="P9"/>
      <text:p text:style-name="P9">A ::== - <text:s/>X S . N E N Z | X S . N E N Z| X S . S Z<text:span text:style-name="T1"> </text:span>| - Y S. X Z </text:p>
      <text:p text:style-name="P9">// Sample for first: (-9.34E230)</text:p>
      <text:p text:style-name="P9">// Sample for second (8.41E23340)</text:p>
      <text:p text:style-name="P9">//Sample for third (0.3, 0.0)</text:p>
      <text:p text:style-name="P9">//Sample for fourth(-0.3, -0.1)</text:p>
      <text:p text:style-name="P9"/>
      <text:p text:style-name="P9">N ::== 1 Z | 2 Z| 3 Z| 4 Z| 5 Z| <text:s/>6 Z| <text:s/>7 Z| 8 Z| 9 Z| <text:span text:style-name="T1">NN | ε </text:span></text:p>
      <text:p text:style-name="P9"><text:span text:style-name="T5">//</text:span>The possible cases for N : (102, 100, 99, 33455, 22,...,,9) </text:p>
      <text:p text:style-name="P9">//This doesn't allow for leading zeores </text:p>
      <text:p text:style-name="P9"/>
      <text:p text:style-name="P9">S:: == <text:s/>1 | 2 | 3 | 4 | 5 | <text:s/>6 | <text:s/>7 | 8 | 9 | 0 <text:s/>| SS | <text:span text:style-name="T1">ε </text:span></text:p>
      <text:p text:style-name="P9">// Possible cases are (1,16,21,834,034,1230)</text:p>
      <text:p text:style-name="P9">//This creates one number that can be anything, it has a leading zero, <text:span text:style-name="T5">not</text:span> <text:span text:style-name="T5">zeroes</text:span></text:p>
      <text:p text:style-name="P9"/>
      <text:p text:style-name="P9">X::==1 | 2 | 3 | 4 | 5 | <text:s/>6 | <text:s/>7 | 8 | 9 | 0</text:p>
      <text:p text:style-name="P9">//Possible cases (4,2,6,0)</text:p>
      <text:p text:style-name="P9">//This creates a more restrictive version of a single number </text:p>
      <text:p text:style-name="P9"/>
      <text:p text:style-name="P9">Y::==1 | 2 | 3 | 4 | 5 | <text:s/>6 | <text:s/>7 | 8 | 9 </text:p>
      <text:p text:style-name="P9"><text:soft-page-break/>//Possible cases (4,2,6)</text:p>
      <text:p text:style-name="P9">//This creates a more restrictive version of a single number, WITHOUT 0, this is for the negative number that doesn't allow a starting 0 </text:p>
      <text:p text:style-name="P9"/>
      <text:p text:style-name="P9"/>
      <text:p text:style-name="P9">Z::== 0 | ZZ | <text:span text:style-name="T1">ε </text:span></text:p>
      <text:p text:style-name="P4">//Possible cases are (0,,000,00)</text:p>
      <text:p text:style-name="P4">//This creates zero chain between null and infinity. </text:p>
      <text:p text:style-name="P4"/>
      <text:p text:style-name="P4"/>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9:40:04</meta:creation-date>
    <meta:editing-duration>P3DT5H39M38S</meta:editing-duration>
    <meta:editing-cycles>33</meta:editing-cycles>
    <meta:generator>LibreOffice/4.2.6.3$Linux_X86_64 LibreOffice_project/420m0$Build-3</meta:generator>
    <meta:initial-creator>user </meta:initial-creator>
    <dc:date>2014-12-18T19:12:18.195830670</dc:date>
    <meta:document-statistic meta:table-count="0" meta:image-count="0" meta:object-count="0" meta:page-count="4" meta:paragraph-count="93" meta:word-count="952" meta:character-count="4806" meta:non-whitespace-character-count="3796"/>
  </office:meta>
</office:document-meta>
</file>